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2">
      <style:text-properties fo:font-size="12pt" fo:font-weight="bold" fo:background-color="#ffff00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bold" fo:background-color="#ffff00" style:font-size-asian="12pt" style:font-weight-asian="bold" style:font-size-complex="12pt" style:font-weight-complex="bold"/>
    </style:style>
    <style:style style:name="P3" style:family="paragraph" style:parent-style-name="Text_20_body" style:list-style-name="L1"/>
    <style:style style:name="P4" style:family="paragraph" style:parent-style-name="Preformatted_20_Text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</style:style>
    <style:style style:name="P5" style:family="paragraph" style:parent-style-name="Preformatted_20_Text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282a36"/>
    </style:style>
    <style:style style:name="P6" style:family="paragraph" style:parent-style-name="Heading_20_4">
      <style:text-properties officeooo:paragraph-rsid="0000cc48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>
      <loext:graphic-properties draw:fill="solid" draw:fill-color="#282a36" draw:opacity="100%"/>
      <style:paragraph-properties fo:margin-top="0in" fo:margin-bottom="0.1965in" style:contextual-spacing="false" fo:background-color="#282a36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officeooo:rsid="0000cc48" officeooo:paragraph-rsid="0000cc48"/>
    </style:style>
    <style:style style:name="P11" style:family="paragraph" style:parent-style-name="Text_20_body" style:list-style-name="L2"/>
    <style:style style:name="P12" style:family="paragraph" style:parent-style-name="Preformatted_20_Text" style:list-style-name="L2">
      <loext:graphic-properties draw:fill="solid" draw:fill-color="#282a36" draw:opacity="100%"/>
      <style:paragraph-properties fo:margin-top="0in" fo:margin-bottom="0.1965in" style:contextual-spacing="false" fo:background-color="#282a36"/>
      <style:text-properties officeooo:paragraph-rsid="00027c75"/>
    </style:style>
    <style:style style:name="P13" style:family="paragraph" style:parent-style-name="Heading_20_2">
      <style:text-properties officeooo:paragraph-rsid="00027c75"/>
    </style:style>
    <style:style style:name="P14" style:family="paragraph" style:parent-style-name="Text_20_body" style:list-style-name="L3">
      <style:text-properties officeooo:paragraph-rsid="00027c75"/>
    </style:style>
    <style:style style:name="P15" style:family="paragraph" style:parent-style-name="Horizontal_20_Line">
      <style:text-properties officeooo:paragraph-rsid="00027c75"/>
    </style:style>
    <style:style style:name="T1" style:family="text">
      <style:text-properties officeooo:rsid="00027c75"/>
    </style:style>
    <style:style style:name="T2" style:family="text">
      <style:text-properties fo:font-weight="bold"/>
    </style:style>
    <style:style style:name="T3" style:family="text">
      <style:text-properties fo:color="#f8f8f2" loext:opacity="100%" fo:language="zxx" fo:country="none" fo:font-style="normal" style:text-underline-style="none" fo:font-weight="normal" fo:background-color="transparent" loext:char-shading-value="0"/>
    </style:style>
    <style:style style:name="T4" style:family="text">
      <style:text-properties fo:color="#8be9fd" loext:opacity="100%" fo:language="zxx" fo:country="none" fo:font-style="italic" style:text-underline-style="none" fo:font-weight="normal" fo:background-color="transparent" loext:char-shading-value="0"/>
    </style:style>
    <style:style style:name="T5" style:family="text">
      <style:text-properties fo:color="#ff79c6" loext:opacity="100%" fo:language="zxx" fo:country="none" fo:font-style="normal" style:text-underline-style="none" fo:font-weight="normal" fo:background-color="transparent" loext:char-shading-value="0"/>
    </style:style>
    <style:style style:name="T6" style:family="text">
      <style:text-properties fo:color="#6272a4" loext:opacity="100%" fo:language="zxx" fo:country="none" fo:font-style="normal" style:text-underline-style="none" fo:font-weight="normal" fo:background-color="transparent" loext:char-shading-value="0"/>
    </style:style>
    <style:style style:name="T7" style:family="text">
      <style:text-properties fo:color="#6272a4" loext:opacity="100%" fo:language="zxx" fo:country="none" fo:font-style="normal" style:text-underline-style="none" fo:font-weight="normal" officeooo:rsid="0000cc48" fo:background-color="transparent" loext:char-shading-value="0"/>
    </style:style>
    <style:style style:name="T8" style:family="text">
      <style:text-properties officeooo:rsid="0000cc48"/>
    </style:style>
    <style:style style:name="T9" style:family="text">
      <style:text-properties fo:color="#6272a4" loext:opacity="100%" fo:font-style="normal" style:text-underline-style="none" fo:font-weight="normal"/>
    </style:style>
    <style:style style:name="T10" style:family="text">
      <style:text-properties fo:color="#ffb86c" loext:opacity="100%" fo:language="zxx" fo:country="none" fo:font-style="normal" style:text-underline-style="none" fo:font-weight="normal" fo:background-color="transparent" loext:char-shading-value="0"/>
    </style:style>
    <style:style style:name="T11" style:family="text">
      <style:text-properties fo:font-weight="bold" officeooo:rsid="0000cc48"/>
    </style:style>
    <style:style style:name="T12" style:family="text">
      <style:text-properties fo:language="zxx" fo:country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Z: Pracujte v CPT. Máte funkční LAN síť a nedostatek volných portů pro zařízení. Obdrželi jste nový switch.</text:h>
      <text:p text:style-name="P2">O: Pomocí PC a konzolového kabelu zprovozněte nové zařízení tak, abyste jej mohli již spravovat ze sítě pomocí ssh?</text:p>
      <text:p text:style-name="P2">Vysvětlete, co vše budete v reálné situaci potřebovat a popište postupné kroky?</text:p>
      <text:h text:style-name="Heading_20_2" text:outline-level="2"><text:span text:style-name="T1">1</text:span>. Postup v CPT</text:h>
      <text:h text:style-name="Heading_20_3" text:outline-level="3">Fyzické propojení</text:h>
      <text:list text:style-name="L1">
        <text:list-item>
          <text:p text:style-name="P3">V CPT vyber <text:span text:style-name="T2">PC</text:span> a <text:span text:style-name="T2">Switch</text:span>.</text:p>
        </text:list-item>
        <text:list-item>
          <text:p text:style-name="P3">Zvol modrý kabel (<text:span text:style-name="T2">Console</text:span>).</text:p>
        </text:list-item>
        <text:list-item>
          <text:p text:style-name="P3">Na PC klikni na port <text:span text:style-name="T2">RS-232</text:span> a na switchi na port <text:span text:style-name="T2">Console</text:span>.</text:p>
        </text:list-item>
        <text:list-item>
          <text:p text:style-name="P3">Otevři PC -&gt; Desktop -&gt; <text:span text:style-name="T2">Terminal</text:span> (ponech výchozí hodnoty 9600 bps).</text:p>
        </text:list-item>
      </text:list>
      <text:p text:style-name="Horizontal_20_Line"/>
      <text:h text:style-name="Heading_20_3" text:outline-level="3">Konfigurace switche</text:h>
      <text:h text:style-name="Heading_20_4" text:outline-level="4">A. Základní nastavení identity a IP adresy</text:h>
      <text:p text:style-name="P4"><text:span text:style-name="Source_20_Text"><text:span text:style-name="T3">Switch&gt; </text:span></text:span><text:span text:style-name="Source_20_Text"><text:span text:style-name="T4">enable</text:span></text:span></text:p>
      <text:p text:style-name="P4"><text:span text:style-name="Source_20_Text"><text:span text:style-name="T3">Switch# configure terminal</text:span></text:span></text:p>
      <text:p text:style-name="P4"><text:span text:style-name="Source_20_Text"><text:span text:style-name="T3">Switch</text:span></text:span><text:span text:style-name="Source_20_Text"><text:span text:style-name="T5">(</text:span></text:span><text:span text:style-name="Source_20_Text"><text:span text:style-name="T3">config</text:span></text:span><text:span text:style-name="Source_20_Text"><text:span text:style-name="T5">)</text:span></text:span><text:span text:style-name="Source_20_Text"><text:span text:style-name="T6"># hostname SW</text:span></text:span><text:span text:style-name="Source_20_Text"><text:span text:style-name="T7">0</text:span></text:span></text:p>
      <text:p text:style-name="P5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</text:span></text:span><text:span text:style-name="Source_20_Text"><text:span text:style-name="T5">)</text:span></text:span><text:span text:style-name="Source_20_Text"><text:span text:style-name="T6"># ip domain-name </text:span></text:span><text:span text:style-name="Source_20_Text"><text:span text:style-name="T7">sspu</text:span></text:span></text:p>
      <text:h text:style-name="Heading_20_4" text:outline-level="4">B. Nastavení IP <text:span text:style-name="T8">Switche</text:span> (VLAN 1)</text:h>
      <text:p text:style-name="P4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</text:span></text:span><text:span text:style-name="Source_20_Text"><text:span text:style-name="T5">)</text:span></text:span><text:span text:style-name="Source_20_Text"><text:span text:style-name="T6"># interface vlan 1</text:span></text:span></text:p>
      <text:p text:style-name="P4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-if</text:span></text:span><text:span text:style-name="Source_20_Text"><text:span text:style-name="T5">)</text:span></text:span><text:span text:style-name="Source_20_Text"><text:span text:style-name="T6"># ip address 192.168.1.10 255.255.255.0</text:span></text:span></text:p>
      <text:p text:style-name="P4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-if</text:span></text:span><text:span text:style-name="Source_20_Text"><text:span text:style-name="T5">)</text:span></text:span><text:span text:style-name="Source_20_Text"><text:span text:style-name="T6"># no shutdown</text:span></text:span></text:p>
      <text:p text:style-name="P4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-if</text:span></text:span><text:span text:style-name="Source_20_Text"><text:span text:style-name="T5">)</text:span></text:span><text:span text:style-name="Source_20_Text"><text:span text:style-name="T6"># exit</text:span></text:span></text:p>
      <text:p text:style-name="P5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</text:span></text:span><text:span text:style-name="Source_20_Text"><text:span text:style-name="T5">)</text:span></text:span><text:span text:style-name="Source_20_Text"><text:span text:style-name="T6"># ip default-gateway 192.168.1.1</text:span></text:span></text:p>
      <text:h text:style-name="Heading_20_4" text:outline-level="4">C. <text:span text:style-name="T8">Nastavení hesla a jména</text:span></text:h>
      <text:p text:style-name="P4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</text:span></text:span><text:span text:style-name="Source_20_Text"><text:span text:style-name="T5">)</text:span></text:span><text:span text:style-name="Source_20_Text"><text:span text:style-name="T6"># enable secret </text:span></text:span><text:span text:style-name="Source_20_Text"><text:span text:style-name="T7">tvoje_heslo</text:span></text:span></text:p>
      <text:p text:style-name="P5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</text:span></text:span><text:span text:style-name="Source_20_Text"><text:span text:style-name="T5">)</text:span></text:span><text:span text:style-name="Source_20_Text"><text:span text:style-name="T6"># username </text:span></text:span><text:span text:style-name="Source_20_Text"><text:span text:style-name="T7">student</text:span></text:span><text:span text:style-name="Source_20_Text"><text:span text:style-name="T6"> secret </text:span></text:span><text:span text:style-name="Source_20_Text"><text:span text:style-name="T7">tvoje_heslo</text:span></text:span></text:p>
      <text:h text:style-name="P6" text:outline-level="4">D. Generování RSA klíčů pro SSH</text:h>
      <text:p text:style-name="P4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</text:span></text:span><text:span text:style-name="Source_20_Text"><text:span text:style-name="T5">)</text:span></text:span><text:span text:style-name="Source_20_Text"><text:span text:style-name="T6"># crypto key generate rsa</text:span></text:span></text:p>
      <text:p text:style-name="P7"><text:span text:style-name="Source_20_Text"><text:span text:style-name="T9"/></text:span></text:p>
      <text:p text:style-name="P7"><text:span text:style-name="Source_20_Text"># Na dotaz ohledně bitů zadej aspoň 1024 (pro SSH v2)</text:span></text:p>
      <text:h text:style-name="Heading_20_4" text:outline-level="4">E. Nastavení VTY linek (virtuální linky pro vzdálený přístup)</text:h>
      <text:p text:style-name="P4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</text:span></text:span><text:span text:style-name="Source_20_Text"><text:span text:style-name="T5">)</text:span></text:span><text:span text:style-name="Source_20_Text"><text:span text:style-name="T6"># line vty 0 4</text:span></text:span></text:p>
      <text:p text:style-name="P4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-line</text:span></text:span><text:span text:style-name="Source_20_Text"><text:span text:style-name="T5">)</text:span></text:span><text:span text:style-name="Source_20_Text"><text:span text:style-name="T6"># login local</text:span></text:span></text:p>
      <text:p text:style-name="P4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-line</text:span></text:span><text:span text:style-name="Source_20_Text"><text:span text:style-name="T5">)</text:span></text:span><text:span text:style-name="Source_20_Text"><text:span text:style-name="T6"># transport input ssh</text:span></text:span></text:p>
      <text:p text:style-name="P8"><text:span text:style-name="Source_20_Text"><text:span text:style-name="T3">SW-MANAGED</text:span></text:span><text:span text:style-name="Source_20_Text"><text:span text:style-name="T5">(</text:span></text:span><text:span text:style-name="Source_20_Text"><text:span text:style-name="T3">config-line</text:span></text:span><text:span text:style-name="Source_20_Text"><text:span text:style-name="T5">)</text:span></text:span><text:span text:style-name="Source_20_Text"><text:span text:style-name="T6"># exit</text:span></text:span></text:p>
      <text:h text:style-name="P9" text:outline-level="2">3. Ověření</text:h>
      <text:p text:style-name="P10">Odpoj kabel.</text:p>
      <text:list text:style-name="L2">
        <text:list-item>
          <text:p text:style-name="P11">Propoj PC a Switch klasickým <text:span text:style-name="T2">Ethernet kabelem</text:span>.</text:p>
        </text:list-item>
        <text:list-item>
          <text:p text:style-name="P11">Nastav na PC IP adresu ze stejné sítě (např. <text:span text:style-name="Source_20_Text">192.168.1.2</text:span><text:span text:style-name="Source_20_Text"><text:span text:style-name="T8">0</text:span></text:span>).</text:p>
        </text:list-item>
        <text:list-item>
          <text:p text:style-name="P11">V PC otevři <text:span text:style-name="T2">Command Prompt</text:span> a zkus:</text:p>
          <text:p text:style-name="P12"><text:span text:style-name="Source_20_Text"><text:span text:style-name="T3">ssh -l admin </text:span></text:span><text:span text:style-name="Source_20_Text"><text:span text:style-name="T10">192</text:span></text:span><text:span text:style-name="Source_20_Text"><text:span text:style-name="T3">.168.1.10</text:span></text:span></text:p>
        </text:list-item>
      </text:list>
      <text:h text:style-name="P13" text:outline-level="2"><text:span text:style-name="T1">2</text:span>. Co budeš potřebovat v reálné situaci?</text:h>
      <text:list text:style-name="L3">
        <text:list-item>
          <text:p text:style-name="P14"><text:span text:style-name="T11">Zařízení pro monitoring</text:span><text:span text:style-name="T2">:</text:span> Notebook nebo PC <text:span text:style-name="T8">s terminálem</text:span></text:p>
        </text:list-item>
        <text:list-item>
          <text:p text:style-name="P14"><text:span text:style-name="T2">Konzolový kabel:</text:span> Nejčastěji světle modrý kabel (Cisco Console Cable). Na jedné straně je RJ-45 (do switche), na druhé buď RS-232 (Sériový port), nebo dnes častěji USB.</text:p>
        </text:list-item>
        <text:list-item>
          <text:p text:style-name="P14"><text:span text:style-name="T2">Parametry sítě:</text:span> Musíš znát volnou IP adresu pro management, masku sítě a adresu brány (Default Gateway).</text:p>
        </text:list-item>
      </text:list>
      <text:p text:style-name="P15"/>
      <text:h text:style-name="P13" text:outline-level="2"><text:span text:style-name="Source_20_Text"><text:span text:style-name="T1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Roboto1" style:font-family-complex="Roboto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Roboto1" style:font-family-complex="Roboto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Roboto1" style:font-family-complex="Roboto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19:29:12.341417796</meta:creation-date>
    <dc:date>2026-04-22T19:43:37.114103055</dc:date>
    <meta:editing-duration>PT2M12S</meta:editing-duration>
    <meta:editing-cycles>2</meta:editing-cycles>
    <meta:generator>LibreOffice/26.2.2.2$Linux_X86_64 LibreOffice_project/620$Build-2</meta:generator>
    <meta:document-statistic meta:table-count="0" meta:image-count="0" meta:object-count="0" meta:page-count="2" meta:paragraph-count="42" meta:word-count="291" meta:character-count="1938" meta:non-whitespace-character-count="1699"/>
  </office:meta>
</office:document-meta>
</file>